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officeooo:rsid="0001d4bb" officeooo:paragraph-rsid="0001d4bb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2pt" officeooo:rsid="0001d4bb" officeooo:paragraph-rsid="0001d4bb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2pt" officeooo:rsid="0001f241" officeooo:paragraph-rsid="0001f241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2pt" officeooo:rsid="0001f241" officeooo:paragraph-rsid="00026bdb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2pt" officeooo:rsid="00026bdb" officeooo:paragraph-rsid="00026bdb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2pt" officeooo:rsid="00026bdb" officeooo:paragraph-rsid="0001f241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2pt" officeooo:rsid="0002d567" officeooo:paragraph-rsid="00026bdb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officeooo:rsid="00061d3c" officeooo:paragraph-rsid="00061d3c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officeooo:rsid="00061d3c" officeooo:paragraph-rsid="00026bdb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2pt" officeooo:rsid="0009856f" officeooo:paragraph-rsid="0009856f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officeooo:rsid="00098b78" officeooo:paragraph-rsid="00098b78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officeooo:rsid="00106852" officeooo:paragraph-rsid="00106852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4pt" officeooo:rsid="0009856f" officeooo:paragraph-rsid="0009856f" style:font-size-asian="12.25pt" style:font-size-complex="14pt"/>
    </style:style>
    <style:style style:name="P14" style:family="paragraph" style:parent-style-name="Standard">
      <style:paragraph-properties fo:text-align="justify" style:justify-single-word="false" fo:break-before="page"/>
      <style:text-properties style:font-name="Liberation Sans" fo:font-size="12pt" officeooo:rsid="0001f241" officeooo:paragraph-rsid="0001f241" style:font-size-asian="10.5pt" style:font-size-complex="12pt"/>
    </style:style>
    <style:style style:name="P15" style:family="paragraph" style:parent-style-name="Standard">
      <style:paragraph-properties fo:text-align="justify" style:justify-single-word="false" fo:break-before="page"/>
      <style:text-properties style:font-name="Liberation Sans" fo:font-size="12pt" officeooo:rsid="0007e1f0" officeooo:paragraph-rsid="0007e1f0" style:font-size-asian="10.5pt" style:font-size-complex="12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Liberation Sans" fo:font-size="12pt" officeooo:rsid="0001d4bb" officeooo:paragraph-rsid="0001d4bb" style:font-size-asian="10.5pt" style:font-size-complex="12pt"/>
    </style:style>
    <style:style style:name="T1" style:family="text">
      <style:text-properties officeooo:rsid="0001f241"/>
    </style:style>
    <style:style style:name="T2" style:family="text">
      <style:text-properties officeooo:rsid="00026bdb"/>
    </style:style>
    <style:style style:name="T3" style:family="text">
      <style:text-properties officeooo:rsid="00061d3c"/>
    </style:style>
    <style:style style:name="T4" style:family="text">
      <style:text-properties officeooo:rsid="0007e1f0"/>
    </style:style>
    <style:style style:name="T5" style:family="text">
      <style:text-properties officeooo:rsid="000ab5c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c10fa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e9c6c"/>
    </style:style>
    <style:style style:name="T10" style:family="text">
      <style:text-properties style:text-underline-style="none" officeooo:rsid="0013418b"/>
    </style:style>
    <style:style style:name="T11" style:family="text">
      <style:text-properties officeooo:rsid="000cf81c"/>
    </style:style>
    <style:style style:name="T12" style:family="text">
      <style:text-properties officeooo:rsid="000e9c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piélago</text:p>
      <text:p text:style-name="P1"/>
      <text:p text:style-name="P2">Repositorio <text:span text:style-name="T1">multimedia</text:span></text:p>
      <text:p text:style-name="P2"/>
      <text:p text:style-name="P16"/>
      <text:p text:style-name="P13">Introducción</text:p>
      <text:p text:style-name="P13"/>
      <text:p text:style-name="P10">Se desarrolla el sistema “Archipiélago” con tal de satisfacer la necesidad de un repositorio que contenga <text:span text:style-name="T5">y sirva </text:span>multimedia, con tal de divulgar esta información entre quienes se encuentren interesados en dicho material. Este sistema estará basado en la arquitectura cliente/servidor de acuerdo a las necesidades del grupo cultural que necesita el desarrollo de éste, <text:span text:style-name="T11">el sistema estará diseñado para ser modular agnóstico</text:span>.</text:p>
      <text:p text:style-name="P10"/>
      <text:p text:style-name="P10">Cliente. Ésta capa del sistema será desarrollada para múltiples plataformas, siendo desarrollada con la biblioteca ReactJS, que permitirá futura flexibilidad para la expansión a las plataformas de escritorio y móvil; para la comunicación con el servidor, se utilizará la API fetch que consumirá al servidor desarrollado dentro del mismo sistema.</text:p>
      <text:p text:style-name="P10"/>
      <text:p text:style-name="P10">Servidor. Éste será desarrollado con la tecnología ReSTful, siendo un API, para una mayor eficacia en redes móviles, evitando carga pesada en la red, el servidor será desarrollado con los <text:span text:style-name="T7">marcos de trabajo</text:span> KrakenJS y ExpressJS, siendo ambos muy robustos y de acuerdo a los requerimientos del sistema, los mejores candidatos para el ciclo de vida del sistema, <text:span text:style-name="T5">como ORM se utilizará el módulo de MySQL, como arquitectura de software se practicará Modelo-Vista-Controlador el cual basará su lógica de solución en el paradigma de programación funcional y se seguirá el modelo E/S asíncrono no bloqueante de acuerdo a la naturaleza del lenguaje Javascript, que será el principal lenguaje de desarrollo</text:span><text:span text:style-name="T10">79</text:span>.</text:p>
      <text:p text:style-name="P10"/>
      <text:p text:style-name="P10">Base de datos. Se desarrollará utilizando MySQL, un gestor de bases de datos relacionales, muy utilizado en sistemas tanto complejos como simples, ofreciendo una amplia gama de servicios y respetando las licencias de software libre que se necesitan para la creación de todo el sistema.</text:p>
      <text:p text:style-name="P10"/>
      <text:p text:style-name="P11">El desarrollo del sistema se llevará a cabo utilizando una metodología de desarrollo ágil, TDD, siendo óptima para el lenguaje de programación Javascript, a través de unit testing, mediante las tecnologías mocha y Jest.</text:p>
      <text:p text:style-name="P14"><text:span text:style-name="T4">A) </text:span>Requerimientos funcionales</text:p>
      <text:p text:style-name="P3"/>
      <text:p text:style-name="P3">1. <text:span text:style-name="T2">Backend (s</text:span>ervidor Re<text:span text:style-name="T2">ST</text:span>ful <text:span text:style-name="T2">API).</text:span></text:p>
      <text:p text:style-name="P3"><text:tab/></text:p>
      <text:p text:style-name="P4"><text:tab/><text:span text:style-name="T2">1.1 CRUD(Create, Read, Update, Delete) de usuarios</text:span></text:p>
      <text:p text:style-name="P4"><text:tab/><text:tab/>1.1.<text:span text:style-name="T2">1</text:span> Interfaz <text:span text:style-name="T2">de comunicación para creación de usuarios.</text:span></text:p>
      <text:p text:style-name="P6"><text:tab/><text:tab/>1.1.2 Interfaz de comunicación para la lectura de usuarios.</text:p>
      <text:p text:style-name="P6"><text:tab/><text:tab/>1.1.3 Interfaz para la actualización de usuarios.</text:p>
      <text:p text:style-name="P6"><text:tab/><text:tab/>1.1.4 Interfaz para el borrado de usuarios.</text:p>
      <text:p text:style-name="P6"><text:tab/>1.2 CRUD de multimedia</text:p>
      <text:p text:style-name="P4"><text:tab/><text:tab/>1.<text:span text:style-name="T2">2</text:span>.<text:span text:style-name="T2">1</text:span> Interfaz <text:span text:style-name="T2">de comunicación para creación de multimedia.</text:span></text:p>
      <text:p text:style-name="P5"><text:tab/><text:tab/>1.2.2 Interfaz de comunicación para la lectura de multimedia.</text:p>
      <text:p text:style-name="P5"><text:tab/><text:tab/>1.2.3 Interfaz para la actualización de multimedia.</text:p>
      <text:p text:style-name="P5"><text:tab/><text:tab/>1.2.4 Interfaz para el borrado de multimedia.</text:p>
      <text:p text:style-name="P5"><text:tab/>1.3 Sistema de autenticación al repositorio.</text:p>
      <text:p text:style-name="P5"><text:tab/>1.4 Sistema de encriptación de datos sensibles.</text:p>
      <text:p text:style-name="P4"/>
      <text:p text:style-name="P5">2. Frontend (Single page application).</text:p>
      <text:p text:style-name="P5"/>
      <text:p text:style-name="P7"><text:tab/>2.1 Interfaz para la visualización de elementos(multimedia) Index <text:span text:style-name="T3">y filtros de búsqueda</text:span>.</text:p>
      <text:p text:style-name="P7"><text:tab/>2.2 Interfaz para el <text:span text:style-name="T3">acceso</text:span> al sistema <text:span text:style-name="T3">mediante</text:span> <text:span text:style-name="T3">E-</text:span>mail y contraseña.</text:p>
      <text:p text:style-name="P7"><text:tab/>2.3 Interfaz para el ingreso al sistema mediante pseudónimo, contraseña, E-mail y <text:tab/>colectivo(opcional).</text:p>
      <text:p text:style-name="P9"><text:tab/>2.4 Interfaz para cargar multimedia.</text:p>
      <text:p text:style-name="P9"><text:tab/>2.5 Interfaz para la creación de colectivos.</text:p>
      <text:p text:style-name="P9"><text:tab/>2.6 Interfaz para actualización de multimedia.</text:p>
      <text:p text:style-name="P9"><text:tab/>2.7 Interfaz para actualización de datos de usuario.</text:p>
      <text:p text:style-name="P5"/>
      <text:p text:style-name="P8">3. Base de datos.</text:p>
      <text:p text:style-name="P8"/>
      <text:p text:style-name="P8"><text:tab/><text:span text:style-name="T4">No especificado por seguridad.</text:span></text:p>
      <text:p text:style-name="P8"/>
      <text:p text:style-name="P12">4. Seguridad</text:p>
      <text:p text:style-name="P12"/>
      <text:p text:style-name="P12">4.1 Desarrollo de honeypot</text:p>
      <text:p text:style-name="P12">4.2 Desarrollo de sistema de filtrado de IP concurrentes malignas</text:p>
      <text:p text:style-name="P12">4.3 </text:p>
      <text:p text:style-name="P15">B) <text:span text:style-name="T12">Tablas de </text:span><text:span text:style-name="T9">c</text:span><text:span text:style-name="T8">asos</text:span> de u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1T23:20:51.789010872</meta:creation-date>
    <dc:date>2018-07-25T19:34:11.009005680</dc:date>
    <meta:editing-duration>PT5H41M59S</meta:editing-duration>
    <meta:editing-cycles>10</meta:editing-cycles>
    <meta:generator>LibreOffice/6.0.3.2$Linux_X86_64 LibreOffice_project/00m0$Build-2</meta:generator>
    <meta:document-statistic meta:table-count="0" meta:image-count="0" meta:object-count="0" meta:page-count="4" meta:paragraph-count="38" meta:word-count="498" meta:character-count="3350" meta:non-whitespace-character-count="2858"/>
  </office:meta>
</office:document-meta>
</file>